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5pt" fo:font-weight="bold" officeooo:rsid="0001bd37" officeooo:paragraph-rsid="0001bd37" style:font-size-asian="15pt" style:font-weight-asian="bold" style:font-size-complex="15pt" style:font-weight-complex="bold"/>
    </style:style>
    <style:style style:name="P2" style:family="paragraph" style:parent-style-name="Standard">
      <style:text-properties fo:font-size="12pt" fo:font-weight="normal" officeooo:rsid="0001bd37" officeooo:paragraph-rsid="0001bd37" style:font-size-asian="10.5pt" style:font-weight-asian="normal" style:font-size-complex="12pt" style:font-weight-complex="normal"/>
    </style:style>
    <style:style style:name="P3" style:family="paragraph" style:parent-style-name="Standard">
      <style:text-properties fo:font-size="11pt" fo:font-weight="normal" officeooo:rsid="00024321" officeooo:paragraph-rsid="00024321" style:font-size-asian="9.60000038146973pt" style:font-weight-asian="normal" style:font-size-complex="11pt" style:font-weight-complex="normal"/>
    </style:style>
    <style:style style:name="P4" style:family="paragraph" style:parent-style-name="Standard">
      <style:text-properties fo:font-size="11pt" fo:font-weight="normal" officeooo:rsid="00042ae3" officeooo:paragraph-rsid="00042ae3" style:font-size-asian="9.60000038146973pt" style:font-weight-asian="normal" style:font-size-complex="11pt" style:font-weight-complex="normal"/>
    </style:style>
    <style:style style:name="P5" style:family="paragraph" style:parent-style-name="Standard">
      <style:text-properties fo:font-size="11pt" fo:font-weight="normal" officeooo:rsid="0009cb6c" officeooo:paragraph-rsid="0009cb6c" style:font-size-asian="9.60000038146973pt" style:font-weight-asian="normal" style:font-size-complex="11pt" style:font-weight-complex="normal"/>
    </style:style>
    <style:style style:name="P6" style:family="paragraph" style:parent-style-name="Standard">
      <style:text-properties fo:font-size="11pt" fo:font-weight="normal" officeooo:rsid="000b3a62" officeooo:paragraph-rsid="000b3a62" style:font-size-asian="9.60000038146973pt" style:font-weight-asian="normal" style:font-size-complex="11pt" style:font-weight-complex="normal"/>
    </style:style>
    <style:style style:name="P7" style:family="paragraph" style:parent-style-name="Standard">
      <style:text-properties fo:font-size="11pt" fo:font-weight="normal" officeooo:rsid="000e367c" officeooo:paragraph-rsid="00117d5c" style:font-size-asian="9.60000038146973pt" style:font-weight-asian="normal" style:font-size-complex="11pt" style:font-weight-complex="normal"/>
    </style:style>
    <style:style style:name="P8" style:family="paragraph" style:parent-style-name="Standard">
      <style:text-properties fo:font-size="11pt" fo:font-weight="normal" officeooo:rsid="001371bd" officeooo:paragraph-rsid="001371bd" style:font-size-asian="9.60000038146973pt" style:font-weight-asian="normal" style:font-size-complex="11pt" style:font-weight-complex="normal"/>
    </style:style>
    <style:style style:name="P9" style:family="paragraph" style:parent-style-name="Standard">
      <style:text-properties fo:font-size="11pt" fo:font-weight="normal" officeooo:rsid="00175585" officeooo:paragraph-rsid="00175585" style:font-size-asian="9.60000038146973pt" style:font-weight-asian="normal" style:font-size-complex="11pt" style:font-weight-complex="normal"/>
    </style:style>
    <style:style style:name="P10" style:family="paragraph" style:parent-style-name="Standard">
      <style:text-properties fo:font-size="11pt" fo:font-weight="normal" officeooo:rsid="00199a26" officeooo:paragraph-rsid="00199a26" style:font-size-asian="9.60000038146973pt" style:font-weight-asian="normal" style:font-size-complex="11pt" style:font-weight-complex="normal"/>
    </style:style>
    <style:style style:name="P11" style:family="paragraph" style:parent-style-name="Standard">
      <style:text-properties fo:font-size="11pt" fo:font-weight="normal" officeooo:rsid="001e1d3f" officeooo:paragraph-rsid="00209d32" style:font-size-asian="11pt" style:font-weight-asian="normal" style:font-size-complex="11pt" style:font-weight-complex="normal"/>
    </style:style>
    <style:style style:name="P12" style:family="paragraph" style:parent-style-name="Standard">
      <style:text-properties fo:font-size="11pt" fo:font-weight="normal" officeooo:rsid="0022a094" officeooo:paragraph-rsid="0022a094" style:font-size-asian="11pt" style:font-weight-asian="normal" style:font-size-complex="11pt" style:font-weight-complex="normal"/>
    </style:style>
    <style:style style:name="P13" style:family="paragraph" style:parent-style-name="Standard">
      <style:text-properties fo:font-size="11pt" fo:font-weight="normal" officeooo:rsid="002648ea" officeooo:paragraph-rsid="002648ea" style:font-size-asian="11pt" style:font-weight-asian="normal" style:font-size-complex="11pt" style:font-weight-complex="normal"/>
    </style:style>
    <style:style style:name="P14" style:family="paragraph" style:parent-style-name="Standard">
      <style:text-properties fo:font-size="11pt" fo:font-weight="normal" officeooo:rsid="002af82c" officeooo:paragraph-rsid="002ee331" style:font-size-asian="11pt" style:font-weight-asian="normal" style:font-size-complex="11pt" style:font-weight-complex="normal"/>
    </style:style>
    <style:style style:name="P15" style:family="paragraph" style:parent-style-name="Standard">
      <style:text-properties fo:font-size="11pt" fo:font-weight="bold" officeooo:rsid="001e1d3f" officeooo:paragraph-rsid="001e1d3f" style:font-size-asian="11pt" style:font-weight-asian="bold" style:font-size-complex="11pt" style:font-weight-complex="bold"/>
    </style:style>
    <style:style style:name="P16" style:family="paragraph" style:parent-style-name="Standard">
      <style:text-properties fo:font-size="11pt" fo:font-weight="bold" officeooo:rsid="0022a094" officeooo:paragraph-rsid="0022a094" style:font-size-asian="11pt" style:font-weight-asian="bold" style:font-size-complex="11pt" style:font-weight-complex="bold"/>
    </style:style>
    <style:style style:name="P17" style:family="paragraph" style:parent-style-name="Standard">
      <style:text-properties fo:font-size="13pt" fo:font-weight="bold" officeooo:rsid="00175585" officeooo:paragraph-rsid="00175585" style:font-size-asian="13pt" style:font-weight-asian="bold" style:font-size-complex="13pt" style:font-weight-complex="bold"/>
    </style:style>
    <style:style style:name="P18" style:family="paragraph" style:parent-style-name="Standard">
      <style:text-properties fo:font-size="13pt" fo:font-weight="bold" officeooo:rsid="000e367c" officeooo:paragraph-rsid="000e367c" style:font-size-asian="13pt" style:font-weight-asian="bold" style:font-size-complex="13pt" style:font-weight-complex="bold"/>
    </style:style>
    <style:style style:name="P19" style:family="paragraph" style:parent-style-name="Standard">
      <style:text-properties fo:font-size="13pt" fo:font-weight="bold" officeooo:rsid="00059373" officeooo:paragraph-rsid="00059373" style:font-size-asian="13pt" style:font-weight-asian="bold" style:font-size-complex="13pt" style:font-weight-complex="bold"/>
    </style:style>
    <style:style style:name="P20" style:family="paragraph" style:parent-style-name="Standard">
      <style:text-properties fo:font-size="13pt" fo:font-weight="bold" officeooo:rsid="00024321" officeooo:paragraph-rsid="00024321" style:font-size-asian="13pt" style:font-weight-asian="bold" style:font-size-complex="13pt" style:font-weight-complex="bold"/>
    </style:style>
    <style:style style:name="P21" style:family="paragraph" style:parent-style-name="Standard">
      <style:text-properties fo:font-size="13pt" fo:font-weight="bold" officeooo:rsid="001e1d3f" officeooo:paragraph-rsid="001e1d3f" style:font-size-asian="13pt" style:font-weight-asian="bold" style:font-size-complex="13pt" style:font-weight-complex="bold"/>
    </style:style>
    <style:style style:name="T1" style:family="text">
      <style:text-properties officeooo:rsid="000341ab"/>
    </style:style>
    <style:style style:name="T2" style:family="text">
      <style:text-properties officeooo:rsid="00056aae"/>
    </style:style>
    <style:style style:name="T3" style:family="text">
      <style:text-properties officeooo:rsid="000757f5"/>
    </style:style>
    <style:style style:name="T4" style:family="text">
      <style:text-properties officeooo:rsid="0009cb6c"/>
    </style:style>
    <style:style style:name="T5" style:family="text">
      <style:text-properties officeooo:rsid="000f7398"/>
    </style:style>
    <style:style style:name="T6" style:family="text">
      <style:text-properties officeooo:rsid="0017f125"/>
    </style:style>
    <style:style style:name="T7" style:family="text">
      <style:text-properties fo:font-weight="bold" style:font-weight-asian="bold" style:font-weight-complex="bold"/>
    </style:style>
    <style:style style:name="T8" style:family="text">
      <style:text-properties officeooo:rsid="001ec759"/>
    </style:style>
    <style:style style:name="T9" style:family="text">
      <style:text-properties officeooo:rsid="001fa4e4"/>
    </style:style>
    <style:style style:name="T10" style:family="text">
      <style:text-properties officeooo:rsid="002407e1"/>
    </style:style>
    <style:style style:name="T11" style:family="text">
      <style:text-properties officeooo:rsid="0026ce19"/>
    </style:style>
    <style:style style:name="T12" style:family="text">
      <style:text-properties officeooo:rsid="0028c87b"/>
    </style:style>
    <style:style style:name="T13" style:family="text">
      <style:text-properties officeooo:rsid="0029f7e4"/>
    </style:style>
    <style:style style:name="T14" style:family="text">
      <style:text-properties officeooo:rsid="002ee331"/>
    </style:style>
    <style:style style:name="T15" style:family="text">
      <style:text-properties officeooo:rsid="00315904"/>
    </style:style>
    <style:style style:name="T16" style:family="text">
      <style:text-properties officeooo:rsid="00329b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chnische Dokumentation des Roboters „Zephyr“ - RoboCup 2016</text:p>
      <text:p text:style-name="P1"/>
      <text:p text:style-name="P2"><text:span text:style-name="T7">Teammitglieder:</text:span> David Bailey, Felix Diekmann</text:p>
      <text:p text:style-name="P2"/>
      <text:p text:style-name="P20">Steuergerät:</text:p>
      <text:p text:style-name="P3">Das Steuergerät des Roboters ist ein auf dem ATMega328-P basierendes, selbst gebautes Controller-Board. <text:span text:style-name="T1">Der MCU läuft auf 16 Mhz, und wird mithilfe eines STK500v2 über SPI programmiert.</text:span></text:p>
      <text:p text:style-name="P4">Ebenfalls auf dem Board befindlich ist ein 5v Spannungsregler zur Stromversorgung, Anschlüsse für vier Sensoren (analog/<text:span text:style-name="T4">digital</text:span>), sowie drei Pololu A4988 Stepper Motor Treiber zur Steuerung der Schrittmotoren, <text:span text:style-name="T3">wobei das Microstepping über einige Schalter angepasst werden kann.</text:span> <text:span text:style-name="T2">Zusätzlich können weitere Module mithilfe von TWI (bzw. I2C) angeschlossen werden.</text:span></text:p>
      <text:p text:style-name="P4"/>
      <text:p text:style-name="P19">Sensorik:</text:p>
      <text:p text:style-name="P5">Die Sensorik des Roboters besteht aus drei DFRobot SEN0017 Digital Line Tracking Sensoren, sowie einem Endstop Switch.</text:p>
      <text:p text:style-name="P5">Die Line Tracking Sensoren wurden am vordere Ende des Roboters angebracht und dienen dem Line-Following. Sie sind direkt am Controller-Board angeschlossen, und liefern digitale Daten über das (nicht) vorhanden sein der Linie an der jeweiligen Position.</text:p>
      <text:p text:style-name="P6">Der Endstop Switch ist oberhalb der Line Tracking Sensoren angebracht, und dient der Erkennung von Hindernissen, um diese umgehen zu können.</text:p>
      <text:p text:style-name="P6"/>
      <text:p text:style-name="P18">Aktuatorik:</text:p>
      <text:p text:style-name="P7">Die Aktuatorik des Roboters <text:span text:style-name="T5">besteht aus drei in 120° voneinander gedrehten Positionen angebrachten Schrittmotoren (2x Pololu 35x36mm, 2.7V, 1A / Phase, 1x Pololu 35x26mm, 7.4V, 0.28A / Phase), an denen eigens erstellte und 3D gedruckte Omni-Wheels angebracht wurden. Sie werden über die auf dem Controller-Board befindlichen Stepper Motor Controller mit Strom versorgt und gesteuert.</text:span></text:p>
      <text:p text:style-name="P8">Als Motor für den Greifarm wird ein HobbyKing HK15148B Digital Servo verwendet.</text:p>
      <text:p text:style-name="P8"/>
      <text:p text:style-name="P17">Software:</text:p>
      <text:p text:style-name="P9">Die Software für den ATMega328-P wurde komplett in C++ geschrieben, und verwendet ausschließlich eigen<text:span text:style-name="T6">e, speziell für den Roboter geschriebene Bibliotheken. Als IDE dient Eclipse Luna mit AVR Plugin, um kompilieren mit dem AVR-GCC Compiler zu ermöglichen. Als VCS dient Github ( </text:span><text:a xlink:type="simple" xlink:href="https://www.github.com/Xasin/Hexa-Bot"><text:span text:style-name="T6">https://www.github.com/Xasin/Hexa-Bot</text:span></text:a><text:span text:style-name="T6"> )</text:span></text:p>
      <text:p text:style-name="P10">Die 3D-Modellierung aller Teile ist mit OpenSCAD geschehen. Auch hier wurde einzig selbst geschriebener Code verwendet.</text:p>
      <text:p text:style-name="P10"/>
      <text:p text:style-name="P21">Spezielle Hinweise:</text:p>
      <text:p text:style-name="P15">Aktuatorik:</text:p>
      <text:p text:style-name="P11">Die spezielle Aktuatorik des Roboters, bestehend aus den drei in 120°-Winkeln angeordneten <text:span text:style-name="T9">Schrittmotoren, </text:span><text:s/>erlaubt für einen <text:span text:style-name="T9">zentimetergenauen </text:span>omnidirektionalen Antrieb. <text:span text:style-name="T8">Dieser erlaubt es dem Roboter, sich komplett frei auf einer zweidimensionalen Oberfläche zu bewegen und sich problemlos zu Drehen, vorwärts/rückwärts <text:s/>und seitwärts zu fahren.</text:span></text:p>
      <text:p text:style-name="P11"><text:span text:style-name="T8">Dies macht das gesamte System sehr mobil und wendig, was viele Aufgaben, welche Präzision benötigen, einfacher gestaltet.</text:span></text:p>
      <text:p text:style-name="P16">Software:</text:p>
      <text:p text:style-name="P12">Um eine solche Bewegungsfreiheit voll ausnutzen zu können wurde die Software auf eine Art und Weise geschrieben, welches die Steuerung um ein vielfaches vereinfacht. <text:span text:style-name="T10">Hierbei werden die einzelnen Schrittmotoren jeweils von einem eigenen Objekt angesteuert, welches über einen 5kHz ISR eine simple Geschwindigkeitssteuerung bietet und für einen ruhigen Lauf sorgt. Diese simplen Schrittmotor-Objekte werden von einer Controllsoftware mit ca. 150Hz angesteuert. Diese komplexere Software übernimmt die Berechnung von X und Y Geschwindigkeit <text:s/>um eine konstante lineare Geschwindigkeit zu realisieren, und speichert dabei die momentane Position ab, welche sie mit der Soll-Position vergleichen kann.</text:span></text:p>
      <text:p text:style-name="P13">Dies erlaubt es dem <text:span text:style-name="T11">Benutzer </text:span>die Motoren durch simple Angabe von X und Y Koordinaten in Millimeter, bzw. Rotation in Grad zu <text:span text:style-name="T12">steuern</text:span>, sowie Geschwindigkeiten in mm/s und <text:span text:style-name="T13">G</text:span>rad/s <text:span text:style-name="T13">ein zu stellen.</text:span></text:p>
      <text:p text:style-name="P13"/>
      <text:p text:style-name="P14"><text:soft-page-break/>Zudem wurde der Code so flexibel wie möglich strukturiert. <text:span text:style-name="T14">Objekte wurden, wenn möglich, verwendet.</text:span></text:p>
      <text:p text:style-name="P14"><text:span text:style-name="T14">So z.B. gibt es eine bestimmte Klasse, welche nur für die Verwertung der Line Tracking Sensoren verwendet wird. Sie basiert auf einer Base-Klasse, und wird lediglich durch Pointer in anderen Objekten und Funktionen verwendet. Dies erlaubt es, schnell und ohne viel Mühe einen anderen Sensortyp ein zu bauen. Lediglich ein anderes Objekt muss instanziert und übergeben werden.</text:span></text:p>
      <text:p text:style-name="P14"><text:span text:style-name="T16">Auch in der Main-Loop wird dort lediglich die Funktion eines Pointers zu einem bestimmtem Objektes ausgeführt. Dieser Pointer kann dann während einer ISR umgeändert werden, sodass nun ein anderer Code ausgeführt wird. Dies erlaubt eine sehr flexible und verständliche Struktur, da jede Funktion eine bestimmte Aufgabe übernehmen kann, ohne dabei andere Funktionen zu beeinfluss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sin </meta:initial-creator>
    <meta:creation-date>2016-02-13T16:08:57.383294481</meta:creation-date>
    <dc:date>2016-02-13T17:26:49.756972952</dc:date>
    <dc:creator>Xasin </dc:creator>
    <meta:editing-duration>PT1H16M5S</meta:editing-duration>
    <meta:editing-cycles>50</meta:editing-cycles>
    <meta:generator>LibreOffice/4.2.8.2$Linux_X86_64 LibreOffice_project/420m0$Build-2</meta:generator>
    <meta:document-statistic meta:table-count="0" meta:image-count="0" meta:object-count="0" meta:page-count="2" meta:paragraph-count="25" meta:word-count="604" meta:character-count="4346" meta:non-whitespace-character-count="3764"/>
  </office:meta>
</office:document-meta>
</file>